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1">
      <style:text-properties fo:font-weight="bold" style:font-weight-asian="bold" style:font-weight-complex="bold"/>
    </style:style>
    <style:style style:name="P3" style:family="paragraph" style:parent-style-name="Standard">
      <style:paragraph-properties fo:margin-left="0.4925in" fo:margin-right="0in" fo:text-indent="0in" style:auto-text-indent="false"/>
    </style:style>
    <style:style style:name="P4" style:family="paragraph" style:parent-style-name="Standard" style:list-style-name="L2">
      <style:paragraph-properties fo:margin-left="0.9846in" fo:margin-right="0in" fo:text-indent="-0.25in" style:auto-text-indent="false"/>
    </style:style>
    <style:style style:name="P5" style:family="paragraph" style:parent-style-name="Standard">
      <style:paragraph-properties fo:margin-left="0in" fo:margin-right="0in" fo:text-indent="0in" style:auto-text-indent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lark Wood</text:p>
      <text:p text:style-name="Standard">Project Discussion</text:p>
      <text:p text:style-name="Standard">CNT5412</text:p>
      <text:p text:style-name="Standard"/>
      <text:list xml:id="list503449907" text:style-name="L1">
        <text:list-item>
          <text:p text:style-name="P1"><text:span text:style-name="T1">What you want to do and what is the goal for the project.</text:span></text:p>
        </text:list-item>
      </text:list>
      <text:p text:style-name="P3"><text:tab/>Current fuzzing technology has a major failing which I aim to address. Fuzzers typically fail to achieve maximum code coverage on large programs, combating this either via some symbolic execution or a large number of specific tests. Symbolic execution is slow, and so there is much work which endeavors to find a sweet spot between symbolic and concrete execution. I don't see much work on test generation however, and until people make symbolic execution scale to large (100K+ LOC) programs I see better test generation as a valuable line of study. Therefore I want to build a fuzzer which uses machine learning to take one or more tests, and mutate these tests in a smart way to exercise more and more of a program. Symbolic execution could be used as a last resort. Instead, this fuzzer would:</text:p>
      <text:list xml:id="list866974176" text:style-name="L2">
        <text:list-item>
          <text:p text:style-name="P4">Follow tainted user input to conditions which could be vulnerable</text:p>
        </text:list-item>
        <text:list-item>
          <text:p text:style-name="P4">Determine, down to the bit level, which part of user input directs control flow down which path, or introduces which exploitable condition</text:p>
        </text:list-item>
        <text:list-item>
          <text:p text:style-name="P4">Generate a forest of bit to exploitable condition graphs, where inside nodes are control paths taken</text:p>
        </text:list-item>
        <text:list-item>
          <text:p text:style-name="P4">Use machine learning algorithms with previous tests and output forests to generate new tests which should exercise new paths.</text:p>
        </text:list-item>
      </text:list>
      <text:p text:style-name="P5"/>
      <text:p text:style-name="P3"><text:tab/>This allows the fuzzer to achieve greater code coverage without employing costly symbolic execution.</text:p>
      <text:p text:style-name="P3"><text:tab/>For my class project I want to build some of the groundwork for this fuzzer. I plan for this to be part of my masters thesis, and I want to involve Andre King and Thomas Rollinger with the coding. For this semester, I want to have dynamic taint analysis (DTA) working for 32-bit x86 Linux binaries and a number of highly accurate pintools which expose possible vulnerability conditions. </text:p>
      <text:p text:style-name="P3"/>
      <text:list xml:id="list407400743" text:continue-list="list503449907" text:style-name="L1">
        <text:list-item>
          <text:p text:style-name="P2">What are the challenges for the project and how do you plan to solve it.</text:p>
        </text:list-item>
      </text:list>
      <text:p text:style-name="Standard"/>
      <text:p text:style-name="Standard"><text:tab/><text:span text:style-name="T2">Challenge</text:span><text:tab/><text:tab/><text:tab/><text:tab/><text:tab/><text:tab/><text:span text:style-name="T2">Solution</text:span></text:p>
      <text:p text:style-name="P3">Intel Pin is a complicated API<text:tab/><text:tab/><text:tab/>Shell-storm has examples</text:p>
      <text:p text:style-name="P3">No guarantees of correctness from Pin<text:tab/><text:tab/>Can test this early on</text:p>
      <text:p text:style-name="P3">This involves a lot of coding<text:tab/><text:tab/><text:tab/><text:tab/>Involve my classmates</text:p>
      <text:p text:style-name="P3">This may not scale<text:tab/><text:tab/><text:tab/><text:tab/><text:tab/>We will start testing this semester<text:tab/></text:p>
      <text:p text:style-name="Standard"/>
      <text:list xml:id="list489295593" text:continue-numbering="true" text:style-name="L1">
        <text:list-item>
          <text:p text:style-name="P1"><text:span text:style-name="T1">A timeline for the project.</text:span></text:p>
        </text:list-item>
      </text:list>
      <text:p text:style-name="Standard"/>
      <text:p text:style-name="Standard">Sept 8<text:tab/><text:tab/>Research machine learning, get Thomas and Andre a plan for what to develop.</text:p>
      <text:p text:style-name="Standard">Sept 15<text:tab/>Develop pintools (get working on trivial programs)</text:p>
      <text:p text:style-name="Standard">Oct 6<text:tab/><text:tab/>Develop pintools (get working on CVEs)</text:p>
      <text:p text:style-name="Standard">Oct 27<text:tab/><text:tab/>Integrate dynamic taint analysis </text:p>
      <text:p text:style-name="Standard">Nov 17<text:tab/>Implement various machine learning algorithms and test on trivial programs</text:p>
      <text:p text:style-name="Standard">Dec 1<text:tab/><text:tab/>Start testing on CVE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04T11:11:52</meta:creation-date>
    <dc:date>2013-09-04T11:48:13</dc:date>
    <meta:editing-duration>PT32M56S</meta:editing-duration>
    <meta:editing-cycles>8</meta:editing-cycles>
    <meta:generator>LibreOffice/3.5$Linux_X86_64 LibreOffice_project/350m1$Build-2</meta:generator>
    <meta:document-statistic meta:table-count="0" meta:image-count="0" meta:object-count="0" meta:page-count="1" meta:paragraph-count="24" meta:word-count="428" meta:character-count="2510" meta:non-whitespace-character-count="2087"/>
  </office:meta>
</office:document-meta>
</file>